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46cm" svg:height="6.13cm" svg:x="2.694cm" svg:y="1.2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.495cm" svg:height="0.962cm" svg:x="3.005cm" svg:y="9cm">
          <draw:text-box>
            <text:p>{d[0].label}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7.697cm" svg:height="5.635cm" svg:x="3cm" svg:y="4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{d.firstname} {d.lastname}</meta:initial-creator>
    <meta:creation-date>2023-08-03T11:40:48.621126659</meta:creation-date>
    <dc:date>2023-08-04T10:54:58.263812969</dc:date>
    <dc:creator>{d.firstname} {d.lastname}</dc:creator>
    <meta:editing-duration>PT6M41S</meta:editing-duration>
    <meta:editing-cycles>4</meta:editing-cycles>
    <meta:generator>LibreOffice/7.6.0.1$MacOSX_X86_64 LibreOffice_project/776eaf34564cbf3f034a0ba1fd1d5c32ff9ccf1c</meta:generator>
    <meta:document-statistic meta:object-count="2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47cm" svg:height="6.131cm" xlink:href="." xlink:type="simple" chart:class="chart:bar" chart:style-name="ch1">
        <chart:legend chart:legend-position="end" svg:x="8.26cm" svg:y="2.274cm" style:legend-expansion="high" chart:style-name="ch2"/>
        <chart:plot-area chart:style-name="ch3" chart:data-source-has-labels="both" svg:x="0.208cm" svg:y="0.122cm" svg:width="7.844cm" svg:height="5.887cm">
          <chart:coordinate-region svg:x="0.828cm" svg:y="0.319cm" svg:width="7.224cm" svg:height="5.0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1$MacOSX_X86_64 LibreOffice_project/776eaf34564cbf3f034a0ba1fd1d5c32ff9ccf1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698cm" svg:height="5.636cm" xlink:href="." xlink:type="simple" chart:class="chart:circle" chart:style-name="ch1">
        <chart:legend chart:legend-position="end" svg:x="5.973cm" svg:y="1.78cm" style:legend-expansion="high" chart:style-name="ch2"/>
        <chart:plot-area chart:style-name="ch3" chart:data-source-has-labels="both" svg:x="0.35cm" svg:y="0.35cm" svg:width="5.273cm" svg:height="4.936cm">
          <chart:coordinate-region svg:x="0.519cm" svg:y="0.351cm" svg:width="4.935cm" svg:height="4.93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1$MacOSX_X86_64 LibreOffice_project/776eaf34564cbf3f034a0ba1fd1d5c32ff9ccf1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